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style:page-number="auto" fo:break-before="page" fo:background-color="transparent"/>
      <style:text-properties officeooo:paragraph-rsid="00000f8d"/>
    </style:style>
    <style:style style:name="P2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style:page-number="auto" fo:break-before="page" fo:background-color="transparent"/>
      <style:text-properties officeooo:paragraph-rsid="000550b6"/>
    </style:style>
    <style:style style:name="P3" style:family="paragraph" style:parent-style-name="Preformatted_20_Text">
      <style:paragraph-properties fo:margin-top="0in" fo:margin-bottom="0.1965in" style:contextual-spacing="false" fo:padding="0in" fo:border="none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Text_20_body">
      <style:paragraph-properties fo:padding="0in" fo:border="none"/>
    </style:style>
    <style:style style:name="P6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7" style:family="paragraph" style:parent-style-name="Text_20_body" style:list-style-name="L1">
      <style:paragraph-properties fo:padding="0in" fo:border="none"/>
    </style:style>
    <style:style style:name="P8" style:family="paragraph" style:parent-style-name="Text_20_body">
      <loext:graphic-properties draw:fill="solid" draw:fill-color="#eeeeee" draw:opacity="100%"/>
      <style:paragraph-properties fo:margin-left="0in" fo:margin-right="0in" fo:margin-top="0in" fo:margin-bottom="0.0799in" style:contextual-spacing="false" fo:line-height="115%" fo:text-indent="0in" style:auto-text-indent="false" fo:background-color="#eeeeee"/>
    </style:style>
    <style:style style:name="P9" style:family="paragraph" style:parent-style-name="Text_20_body">
      <loext:graphic-properties draw:fill="none"/>
      <style:paragraph-properties fo:margin-left="0in" fo:margin-right="0in" fo:margin-top="0in" fo:margin-bottom="0.0598in" style:contextual-spacing="false" fo:line-height="115%" fo:text-indent="0in" style:auto-text-indent="false" fo:background-color="transparent"/>
    </style:style>
    <style:style style:name="P10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</style:style>
    <style:style style:name="P11" style:family="paragraph" style:parent-style-name="Text_20_body">
      <loext:graphic-properties draw:fill="solid" draw:fill-color="#eeeeee" draw:opacity="100%"/>
      <style:paragraph-properties fo:margin-left="0in" fo:margin-right="0in" fo:margin-top="0in" fo:margin-bottom="0in" style:contextual-spacing="false" fo:line-height="115%" fo:text-indent="0in" style:auto-text-indent="false" fo:background-color="#eeeeee"/>
    </style:style>
    <style:style style:name="P12" style:family="paragraph" style:parent-style-name="Text_20_body">
      <loext:graphic-properties draw:fill="solid" draw:fill-color="#b4c7dc" draw:opacity="100%"/>
      <style:paragraph-properties fo:margin-left="0in" fo:margin-right="0in" fo:margin-top="0in" fo:margin-bottom="0in" style:contextual-spacing="false" fo:line-height="115%" fo:text-indent="0in" style:auto-text-indent="false" fo:background-color="#b4c7dc"/>
    </style:style>
    <style:style style:name="P13" style:family="paragraph" style:parent-style-name="Text_20_body">
      <loext:graphic-properties draw:fill="solid" draw:fill-color="#b4c7dc" draw:opacity="100%"/>
      <style:paragraph-properties fo:margin-left="0in" fo:margin-right="0in" fo:margin-top="0in" fo:margin-bottom="0.1in" style:contextual-spacing="false" fo:line-height="115%" fo:text-indent="0in" style:auto-text-indent="false" fo:background-color="#b4c7dc"/>
    </style:style>
    <style:style style:name="P14" style:family="paragraph" style:parent-style-name="Text_20_body">
      <loext:graphic-properties draw:fill="none"/>
      <style:paragraph-properties fo:margin-left="0in" fo:margin-right="0in" fo:margin-top="0in" fo:margin-bottom="0.1in" style:contextual-spacing="false" fo:line-height="115%" fo:text-indent="0in" style:auto-text-indent="false" fo:background-color="transparent"/>
    </style:style>
    <style:style style:name="P15" style:family="paragraph" style:parent-style-name="Text_20_body">
      <loext:graphic-properties draw:fill="solid" draw:fill-color="#eeeeee" draw:opacity="100%"/>
      <style:paragraph-properties fo:margin-left="0in" fo:margin-right="0in" fo:margin-top="0in" fo:margin-bottom="0.1201in" style:contextual-spacing="false" fo:line-height="115%" fo:text-indent="0in" style:auto-text-indent="false" fo:background-color="#eeeeee"/>
    </style:style>
    <style:style style:name="P16" style:family="paragraph" style:parent-style-name="Text_20_body">
      <loext:graphic-properties draw:fill="solid" draw:fill-color="#b4c7dc" draw:opacity="100%"/>
      <style:paragraph-properties fo:margin-left="0in" fo:margin-right="0in" fo:margin-top="0in" fo:margin-bottom="0in" style:contextual-spacing="false" fo:line-height="115%" fo:text-indent="0in" style:auto-text-indent="false" fo:background-color="#b4c7dc"/>
      <style:text-properties fo:font-weight="bold" style:font-weight-asian="bold" style:font-weight-complex="bold"/>
    </style:style>
    <style:style style:name="P17" style:family="paragraph" style:parent-style-name="Text_20_body">
      <loext:graphic-properties draw:fill="solid" draw:fill-color="#b4c7dc" draw:opacity="100%"/>
      <style:paragraph-properties fo:margin-left="0in" fo:margin-right="0in" fo:margin-top="0in" fo:margin-bottom="0.0598in" style:contextual-spacing="false" fo:line-height="115%" fo:text-indent="0in" style:auto-text-indent="false" fo:background-color="#b4c7dc"/>
      <style:text-properties fo:font-weight="bold" style:font-weight-asian="bold" style:font-weight-complex="bold"/>
    </style:style>
    <style:style style:name="P18" style:family="paragraph" style:parent-style-name="Text_20_body">
      <loext:graphic-properties draw:fill="solid" draw:fill-color="#eeeeee" draw:opacity="100%"/>
      <style:paragraph-properties fo:margin-left="0in" fo:margin-right="0in" fo:margin-top="0in" fo:margin-bottom="0in" style:contextual-spacing="false" fo:line-height="115%" fo:text-indent="0in" style:auto-text-indent="false" fo:background-color="#eeeeee"/>
      <style:text-properties fo:font-weight="normal" style:font-weight-asian="normal" style:font-weight-complex="normal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40. Combination Sum II</text:h>
      <text:p text:style-name="P5">Given a collection of candidate numbers (<text:span text:style-name="Source_20_Text"><text:span text:style-name="T2">candidates</text:span></text:span>) and a target number (<text:span text:style-name="Source_20_Text"><text:span text:style-name="T2">target</text:span></text:span>), find all unique combinations in <text:span text:style-name="Source_20_Text"><text:span text:style-name="T2">candidates</text:span></text:span> where the candidate numbers sum to <text:span text:style-name="Source_20_Text"><text:span text:style-name="T2">target</text:span></text:span>.</text:p>
      <text:p text:style-name="P5">Each number in <text:span text:style-name="Source_20_Text"><text:span text:style-name="T2">candidates</text:span></text:span> may only be used <text:span text:style-name="Strong_20_Emphasis"><text:span text:style-name="T1">once</text:span></text:span> in the combination.</text:p>
      <text:p text:style-name="P5"><text:span text:style-name="Strong_20_Emphasis"><text:span text:style-name="T1">Note:</text:span></text:span> The solution set must not contain duplicate combinations.</text:p>
      <text:p text:style-name="P5"> </text:p>
      <text:p text:style-name="P5"><text:span text:style-name="Strong_20_Emphasis"><text:span text:style-name="T1">Example 1:</text:span></text:span></text:p>
      <text:p text:style-name="P4"><text:span text:style-name="Strong_20_Emphasis"><text:span text:style-name="T1">Input:</text:span></text:span> candidates = [10,1,2,7,6,1,5], target = 8</text:p>
      <text:p text:style-name="P4"><text:span text:style-name="Strong_20_Emphasis"><text:span text:style-name="T1">Output:</text:span></text:span> </text:p>
      <text:p text:style-name="P4">[</text:p>
      <text:p text:style-name="P4">[1,1,6],</text:p>
      <text:p text:style-name="P4">[1,2,5],</text:p>
      <text:p text:style-name="P4">[1,7],</text:p>
      <text:p text:style-name="P4">[2,6]</text:p>
      <text:p text:style-name="P3">]</text:p>
      <text:p text:style-name="P5"><text:span text:style-name="Strong_20_Emphasis"><text:span text:style-name="T1">Example 2:</text:span></text:span></text:p>
      <text:p text:style-name="P4"><text:span text:style-name="Strong_20_Emphasis"><text:span text:style-name="T1">Input:</text:span></text:span> candidates = [2,5,2,1,2], target = 5</text:p>
      <text:p text:style-name="P4"><text:span text:style-name="Strong_20_Emphasis"><text:span text:style-name="T1">Output:</text:span></text:span> </text:p>
      <text:p text:style-name="P4">[</text:p>
      <text:p text:style-name="P4">[1,2,2],</text:p>
      <text:p text:style-name="P4">[5]</text:p>
      <text:p text:style-name="P3">]</text:p>
      <text:p text:style-name="P5"> </text:p>
      <text:p text:style-name="P5"><text:span text:style-name="Strong_20_Emphasis"><text:span text:style-name="T1">Constraints:</text:span></text:span></text:p>
      <text:list xml:id="list3724568786" text:style-name="L1">
        <text:list-item>
          <text:p text:style-name="P6"><text:span text:style-name="Source_20_Text"><text:span text:style-name="T2">1 &lt;= candidates.length &lt;= 100</text:span></text:span></text:p>
        </text:list-item>
        <text:list-item>
          <text:p text:style-name="P6"><text:span text:style-name="Source_20_Text"><text:span text:style-name="T2">1 &lt;= candidates[i] &lt;= 50</text:span></text:span></text:p>
        </text:list-item>
        <text:list-item>
          <text:p text:style-name="P7"><text:span text:style-name="Source_20_Text"><text:span text:style-name="T2">1 &lt;= target &lt;= 30</text:span></text:span></text:p>
        </text:list-item>
      </text:list>
      <text:p text:style-name="Text_20_body"/>
      <text:h text:style-name="P1" text:outline-level="1">40. Combination Sum II</text:h>
      <text:p text:style-name="P10">/*</text:p>
      <text:p text:style-name="P10"><text:s text:c="4"/>Time compelxity: (n*2^target)</text:p>
      <text:p text:style-name="P10"><text:s text:c="4"/>Space complexity: O(target+n)</text:p>
      <text:p text:style-name="P10">*/</text:p>
      <text:p text:style-name="P10">typedef std::vector&lt;int&gt; vi;</text:p>
      <text:p text:style-name="P10">typedef std::vector&lt;vi&gt; vvi;</text:p>
      <text:p text:style-name="P10">class Solution {</text:p>
      <text:p text:style-name="P10">public:</text:p>
      <text:p text:style-name="P10"><text:s text:c="4"/>vector&lt;vector&lt;int&gt;&gt; combinationSum2(vector&lt;int&gt;&amp; candidates, int target) {</text:p>
      <text:p text:style-name="P10"><text:s text:c="8"/>int n=candidates.size();</text:p>
      <text:p text:style-name="P10"><text:s text:c="8"/>std::sort(candidates.begin(),candidates.end());</text:p>
      <text:p text:style-name="P10"><text:s text:c="8"/>vvi ans;</text:p>
      <text:p text:style-name="P11"><text:s text:c="8"/>auto solve=[&amp;](int i,vi&amp; tmp, int sum,auto&amp; self)-&gt;void{</text:p>
      <text:p text:style-name="P11"><text:s text:c="12"/>if(sum==0) {</text:p>
      <text:p text:style-name="P11"><text:s text:c="16"/>ans.push_back(tmp);</text:p>
      <text:p text:style-name="P11"><text:s text:c="16"/>return;</text:p>
      <text:p text:style-name="P11"><text:s text:c="12"/>}</text:p>
      <text:p text:style-name="P8"><text:s text:c="12"/>if(i&gt;=n || sum&lt;0) return; <text:s text:c="9"/></text:p>
      <text:p text:style-name="P12"><text:s text:c="11"/><text:span text:style-name="T3"><text:s/>// Include candidates[i]</text:span></text:p>
      <text:p text:style-name="P17"><text:s text:c="12"/>tmp.push_back(candidates[i]);</text:p>
      <text:p text:style-name="P16"><text:s text:c="12"/>// Explore</text:p>
      <text:p text:style-name="P17"><text:s text:c="12"/>self(i+1,tmp,sum-candidates[i],self);</text:p>
      <text:p text:style-name="P16"><text:s text:c="12"/>// Exclude candidates[i]</text:p>
      <text:p text:style-name="P16"><text:s text:c="12"/>tmp.pop_back();</text:p>
      <text:p text:style-name="P11"/>
      <text:p text:style-name="P11"><text:s text:c="12"/>while(i+1&lt;n&amp;&amp;candidates[i]==candidates[i+1]) i++;</text:p>
      <text:p text:style-name="P11"><text:s text:c="12"/>self(i+1,tmp,sum,self);</text:p>
      <text:p text:style-name="P11"><text:s text:c="8"/>};</text:p>
      <text:p text:style-name="P10"/>
      <text:p text:style-name="P10"><text:s text:c="8"/>vi tmp;</text:p>
      <text:p text:style-name="P10"><text:s text:c="8"/>solve(0,tmp,target,solve);</text:p>
      <text:p text:style-name="P10"><text:s text:c="8"/>return ans;</text:p>
      <text:p text:style-name="P10"><text:s text:c="4"/>}</text:p>
      <text:p text:style-name="P10">};</text:p>
      <text:h text:style-name="P2" text:outline-level="1">40. Combination Sum II</text:h>
      <text:p text:style-name="P10">/*</text:p>
      <text:p text:style-name="P10"><text:s text:c="4"/>Time compelxity: (n*2^target)</text:p>
      <text:p text:style-name="P10"><text:s text:c="4"/>Space complexity: O(target+n)</text:p>
      <text:p text:style-name="P10">*/</text:p>
      <text:p text:style-name="P10">typedef std::vector&lt;int&gt; vi;</text:p>
      <text:p text:style-name="P10">typedef std::vector&lt;vi&gt; vvi;</text:p>
      <text:p text:style-name="P10"/>
      <text:p text:style-name="P10">class Solution {</text:p>
      <text:p text:style-name="P10">public:</text:p>
      <text:p text:style-name="P10"><text:s text:c="4"/>vector&lt;vector&lt;int&gt;&gt; combinationSum2(vector&lt;int&gt;&amp; candidates, int target) {</text:p>
      <text:p text:style-name="P10"><text:s text:c="8"/>int n=candidates.size();</text:p>
      <text:p text:style-name="P10"/>
      <text:p text:style-name="P9"><text:s text:c="8"/>std::sort(candidates.begin(),candidates.end());</text:p>
      <text:p text:style-name="P14"><text:s text:c="8"/>vvi ans;</text:p>
      <text:p text:style-name="P11"><text:s text:c="8"/>auto solve=[&amp;](int i,vi&amp; tmp, int sum,auto&amp; self)-&gt;void{</text:p>
      <text:p text:style-name="P11"><text:s text:c="12"/>if(sum==0) {</text:p>
      <text:p text:style-name="P11"><text:s text:c="16"/>ans.push_back(tmp);</text:p>
      <text:p text:style-name="P11"><text:s text:c="16"/>return;</text:p>
      <text:p text:style-name="P8"><text:s text:c="12"/>}</text:p>
      <text:p text:style-name="P8"><text:s text:c="12"/>if(sum&lt;0) return;</text:p>
      <text:p text:style-name="P11"><text:s text:c="12"/>for(int j=i;j&lt;n;++j){</text:p>
      <text:p text:style-name="P15"><text:s text:c="16"/>if(j&gt;i&amp;&amp;candidates[j]==candidates[j-1]) continue;</text:p>
      <text:p text:style-name="P12"><text:s text:c="16"/>// Include candidates[i]</text:p>
      <text:p text:style-name="P13"><text:s text:c="16"/>tmp.push_back(candidates[j]);</text:p>
      <text:p text:style-name="P12"><text:s text:c="16"/>// Explore</text:p>
      <text:p text:style-name="P13"><text:s text:c="16"/>self(j+1,tmp,sum-candidates[j],self);</text:p>
      <text:p text:style-name="P12"><text:s text:c="16"/>// Exclude candidates[i]</text:p>
      <text:p text:style-name="P12"><text:s text:c="16"/>tmp.pop_back();</text:p>
      <text:p text:style-name="P11"><text:s text:c="12"/>} <text:s text:c="3"/></text:p>
      <text:p text:style-name="P11"><text:s text:c="8"/>};</text:p>
      <text:p text:style-name="P10"/>
      <text:p text:style-name="P10"><text:s text:c="8"/>vi tmp;</text:p>
      <text:p text:style-name="P10"><text:s text:c="8"/>solve(0,tmp,target,solve);</text:p>
      <text:p text:style-name="P10"><text:s text:c="8"/>return ans;</text:p>
      <text:p text:style-name="P10"><text:s text:c="4"/>}</text:p>
      <text:p text:style-name="P10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11:30:55.169019745</meta:creation-date>
    <dc:date>2024-08-13T12:02:45.015233163</dc:date>
    <meta:editing-duration>PT31M46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3" meta:paragraph-count="94" meta:word-count="242" meta:character-count="2503" meta:non-whitespace-character-count="1809"/>
  </office:meta>
</office:document-meta>
</file>